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Arial Rounded MT Bold" fo:font-weight="bold" style:font-weight-asian="bold"/>
    </style:style>
    <style:style style:name="P2" style:parent-style-name="Normal" style:family="paragraph">
      <style:text-properties style:font-name="Arial Rounded MT Bold" fo:font-weight="bold" style:font-weight-asian="bold"/>
    </style:style>
    <style:style style:name="P3" style:parent-style-name="Normal" style:family="paragraph">
      <style:text-properties style:font-name="Arial Rounded MT Bold" fo:font-weight="bold" style:font-weight-asian="bold"/>
    </style:style>
    <style:style style:name="P4" style:parent-style-name="Normal" style:family="paragraph">
      <style:text-properties style:font-name="Arial Rounded MT Bold"/>
    </style:style>
    <style:style style:name="P5" style:parent-style-name="Normal" style:family="paragraph">
      <style:text-properties style:font-name="Arial Rounded MT Bold"/>
    </style:style>
    <style:style style:name="T6" style:parent-style-name="Fuentedepárrafopredeter." style:family="text">
      <style:text-properties style:font-name="Arial Rounded MT Bold"/>
    </style:style>
    <style:style style:name="T7" style:parent-style-name="Fuentedepárrafopredeter." style:family="text">
      <style:text-properties style:font-name="Arial Rounded MT Bold"/>
    </style:style>
    <style:style style:name="T8" style:parent-style-name="Fuentedepárrafopredeter." style:family="text">
      <style:text-properties style:font-name="Arial Rounded MT Bold" fo:font-weight="bold" style:font-weight-asian="bold"/>
    </style:style>
    <style:style style:name="T9" style:parent-style-name="Fuentedepárrafopredeter." style:family="text">
      <style:text-properties style:font-name="Arial Rounded MT Bold"/>
    </style:style>
    <style:style style:name="T10" style:parent-style-name="Fuentedepárrafopredeter." style:family="text">
      <style:text-properties style:font-name="Arial Rounded MT Bold" fo:font-weight="bold" style:font-weight-asian="bold"/>
    </style:style>
    <style:style style:name="T11" style:parent-style-name="Fuentedepárrafopredeter." style:family="text">
      <style:text-properties style:font-name="Arial Rounded MT Bold" fo:font-weight="bold" style:font-weight-asian="bold"/>
    </style:style>
    <style:style style:name="T12" style:parent-style-name="Fuentedepárrafopredeter." style:family="text">
      <style:text-properties style:font-name="Arial Rounded MT Bold"/>
    </style:style>
    <style:style style:name="T13" style:parent-style-name="Fuentedepárrafopredeter." style:family="text">
      <style:text-properties style:font-name="Arial Rounded MT Bold" fo:font-weight="bold" style:font-weight-asian="bold"/>
    </style:style>
    <style:style style:name="T14" style:parent-style-name="Fuentedepárrafopredeter." style:family="text">
      <style:text-properties style:font-name="Wingdings" style:font-name-asian="Wingdings" style:font-name-complex="Wingdings" fo:font-weight="bold" style:font-weight-asian="bold"/>
    </style:style>
    <style:style style:name="T15" style:parent-style-name="Fuentedepárrafopredeter." style:family="text">
      <style:text-properties style:font-name="Arial Rounded MT Bold" fo:font-weight="bold" style:font-weight-asian="bold"/>
    </style:style>
    <style:style style:name="T16" style:parent-style-name="Fuentedepárrafopredeter." style:family="text">
      <style:text-properties style:font-name="Arial Rounded MT Bold"/>
    </style:style>
    <style:style style:name="P17" style:parent-style-name="Normal" style:family="paragraph">
      <style:text-properties style:font-name="Arial Rounded MT Bold"/>
    </style:style>
    <style:style style:name="P18" style:parent-style-name="Normal" style:family="paragraph">
      <style:text-properties style:font-name="Arial Rounded MT Bold"/>
    </style:style>
    <style:style style:name="P19" style:parent-style-name="Normal" style:family="paragraph">
      <style:text-properties style:font-name="Arial Rounded MT Bold" fo:font-weight="bold" style:font-weight-asian="bold"/>
    </style:style>
    <style:style style:name="P20" style:parent-style-name="Standard" style:family="paragraph">
      <style:text-properties style:font-name="Arial Rounded MT Bold" fo:font-weight="bold" style:font-weight-asian="bold"/>
    </style:style>
    <style:style style:name="P21" style:parent-style-name="Standard" style:family="paragraph">
      <style:text-properties style:font-name="Arial Rounded MT Bold"/>
    </style:style>
    <style:style style:name="P22" style:parent-style-name="Standard" style:list-style-name="LFO6" style:family="paragraph">
      <style:text-properties style:font-name="Arial Rounded MT Bold"/>
    </style:style>
    <style:style style:name="P23" style:parent-style-name="Standard" style:list-style-name="LFO6" style:family="paragraph">
      <style:text-properties style:font-name="Arial Rounded MT Bold"/>
    </style:style>
    <style:style style:name="P24" style:parent-style-name="Standard" style:list-style-name="LFO6" style:family="paragraph">
      <style:text-properties style:font-name="Arial Rounded MT Bold"/>
    </style:style>
    <style:style style:name="P25" style:parent-style-name="Standard" style:family="paragraph">
      <style:text-properties style:font-name="Arial Rounded MT Bold"/>
    </style:style>
    <style:style style:name="P26" style:parent-style-name="Standard" style:family="paragraph">
      <style:text-properties style:font-name="Arial Rounded MT Bold"/>
    </style:style>
    <style:style style:name="P27" style:parent-style-name="Standard" style:family="paragraph">
      <style:text-properties style:font-name="Arial Rounded MT Bold"/>
    </style:style>
    <style:style style:name="T28" style:parent-style-name="Fuentedepárrafopredeter." style:family="text">
      <style:text-properties style:font-name="Arial Rounded MT Bold" fo:font-weight="bold" style:font-weight-asian="bold"/>
    </style:style>
    <style:style style:name="T29" style:parent-style-name="Fuentedepárrafopredeter." style:family="text">
      <style:text-properties style:font-name="Arial Rounded MT Bold"/>
    </style:style>
    <style:style style:name="T30" style:parent-style-name="Fuentedepárrafopredeter." style:family="text">
      <style:text-properties style:font-name="Arial Rounded MT Bold"/>
    </style:style>
    <style:style style:name="T31" style:parent-style-name="Fuentedepárrafopredeter." style:family="text">
      <style:text-properties style:font-name="Arial Rounded MT Bold" fo:font-weight="bold" style:font-weight-asian="bold"/>
    </style:style>
    <style:style style:name="T32" style:parent-style-name="Fuentedepárrafopredeter." style:family="text">
      <style:text-properties style:font-name="Arial Rounded MT Bold"/>
    </style:style>
    <style:style style:name="T33" style:parent-style-name="Fuentedepárrafopredeter." style:family="text">
      <style:text-properties style:font-name="Arial Rounded MT Bold" fo:font-weight="bold" style:font-weight-asian="bold"/>
    </style:style>
    <style:style style:name="P34" style:parent-style-name="Standard" style:family="paragraph">
      <style:text-properties style:font-name="Arial Rounded MT Bold"/>
    </style:style>
    <style:style style:name="T35" style:parent-style-name="Fuentedepárrafopredeter." style:family="text">
      <style:text-properties style:font-name="Arial Rounded MT Bold"/>
    </style:style>
    <style:style style:name="T36" style:parent-style-name="Fuentedepárrafopredeter." style:family="text">
      <style:text-properties style:font-name="Arial Rounded MT Bold" fo:font-weight="bold" style:font-weight-asian="bold"/>
    </style:style>
    <style:style style:name="P37" style:parent-style-name="Standard" style:family="paragraph">
      <style:text-properties style:font-name="Arial Rounded MT Bold" fo:font-weight="bold" style:font-weight-asian="bold"/>
    </style:style>
    <style:style style:name="P38" style:parent-style-name="Standard" style:family="paragraph">
      <style:text-properties style:font-name="Arial Rounded MT Bold"/>
    </style:style>
    <style:style style:name="T39" style:parent-style-name="Fuentedepárrafopredeter." style:family="text">
      <style:text-properties style:font-name="Arial Rounded MT Bold"/>
    </style:style>
    <style:style style:name="T40" style:parent-style-name="Fuentedepárrafopredeter." style:family="text">
      <style:text-properties style:font-name="Arial Rounded MT Bold" fo:font-weight="bold" style:font-weight-asian="bold"/>
    </style:style>
    <style:style style:name="T41" style:parent-style-name="Fuentedepárrafopredeter." style:family="text">
      <style:text-properties style:font-name="Arial Rounded MT Bold" fo:font-weight="bold" style:font-weight-asian="bold"/>
    </style:style>
    <style:style style:name="T42" style:parent-style-name="Fuentedepárrafopredeter." style:family="text">
      <style:text-properties style:font-name="Arial Rounded MT Bold" fo:font-weight="bold" style:font-weight-asian="bold"/>
    </style:style>
    <style:style style:name="T43" style:parent-style-name="Fuentedepárrafopredeter." style:family="text">
      <style:text-properties style:font-name="Arial Rounded MT Bold"/>
    </style:style>
    <style:style style:name="T44" style:parent-style-name="Fuentedepárrafopredeter." style:family="text">
      <style:text-properties style:font-name="Arial Rounded MT Bold"/>
    </style:style>
    <style:style style:name="P45" style:parent-style-name="Standard" style:family="paragraph">
      <style:text-properties style:font-name="Arial Rounded MT Bold" fo:font-weight="bold" style:font-weight-asian="bold"/>
    </style:style>
    <style:style style:name="P46" style:parent-style-name="Standard" style:family="paragraph">
      <style:text-properties style:font-name="Arial Rounded MT Bold" fo:font-weight="bold" style:font-weight-asian="bold"/>
    </style:style>
    <style:style style:name="P47" style:parent-style-name="Standard" style:family="paragraph">
      <style:text-properties style:font-name="Arial Rounded MT Bold" fo:font-weight="bold" style:font-weight-asian="bold"/>
    </style:style>
    <style:style style:name="T48" style:parent-style-name="Fuentedepárrafopredeter." style:family="text">
      <style:text-properties style:font-name="Arial Rounded MT Bold" fo:font-weight="bold" style:font-weight-asian="bold"/>
    </style:style>
    <style:style style:name="P49" style:parent-style-name="Standard" style:family="paragraph">
      <style:text-properties style:font-name="Arial Rounded MT Bold" fo:font-weight="bold" style:font-weight-asian="bold"/>
    </style:style>
    <style:style style:name="P50" style:parent-style-name="Standard" style:family="paragraph">
      <style:text-properties style:font-name="Arial Rounded MT Bold" fo:font-weight="bold" style:font-weight-asian="bold"/>
    </style:style>
    <style:style style:name="P51" style:parent-style-name="Standard" style:family="paragraph">
      <style:text-properties style:font-name="Arial Rounded MT Bold" fo:font-weight="bold" style:font-weight-asian="bold"/>
    </style:style>
    <style:style style:name="P52" style:parent-style-name="Standard" style:family="paragraph">
      <style:text-properties style:font-name="Arial Rounded MT Bold" fo:font-weight="bold" style:font-weight-asian="bold"/>
    </style:style>
    <style:style style:name="P53" style:parent-style-name="Standard" style:family="paragraph">
      <style:text-properties style:font-name="Arial Rounded MT Bold" fo:font-weight="bold" style:font-weight-asian="bold"/>
    </style:style>
    <style:style style:name="P54" style:parent-style-name="Standard" style:family="paragraph">
      <style:text-properties style:font-name="Arial Rounded MT Bold"/>
    </style:style>
    <style:style style:name="P55" style:parent-style-name="Standard" style:family="paragraph">
      <style:text-properties style:font-name="Arial Rounded MT Bold" fo:font-weight="bold" style:font-weight-asian="bold"/>
    </style:style>
    <style:style style:name="P56" style:parent-style-name="Standard" style:family="paragraph">
      <style:text-properties style:font-name="Arial Rounded MT Bold" fo:font-weight="bold" style:font-weight-asian="bold"/>
    </style:style>
    <style:style style:name="P57" style:parent-style-name="Standard" style:family="paragraph">
      <style:paragraph-properties fo:text-indent="0.4923in"/>
      <style:text-properties style:font-name="Arial Rounded MT Bold" fo:font-weight="bold" style:font-weight-asian="bold"/>
    </style:style>
    <style:style style:name="P58" style:parent-style-name="Standard" style:family="paragraph">
      <style:paragraph-properties fo:text-indent="0.4923in"/>
      <style:text-properties style:font-name="Arial Rounded MT Bold" fo:font-weight="bold" style:font-weight-asian="bold"/>
    </style:style>
    <style:style style:name="P59" style:parent-style-name="Standard" style:family="paragraph">
      <style:text-properties style:font-name="Arial Rounded MT Bold" fo:font-weight="bold" style:font-weight-asian="bold"/>
    </style:style>
    <style:style style:name="P60" style:parent-style-name="Standard" style:family="paragraph">
      <style:text-properties style:font-name="Arial Rounded MT Bold" fo:font-weight="bold" style:font-weight-asian="bold"/>
    </style:style>
    <style:style style:name="P61" style:parent-style-name="Standard" style:family="paragraph">
      <style:text-properties style:font-name="Arial Rounded MT Bold" fo:font-weight="bold" style:font-weight-asian="bold"/>
    </style:style>
    <style:style style:name="P62" style:parent-style-name="Standard" style:family="paragraph">
      <style:text-properties style:font-name="Arial Rounded MT Bold"/>
    </style:style>
    <style:style style:name="P63" style:parent-style-name="Standard" style:family="paragraph">
      <style:text-properties style:font-name="Arial Rounded MT Bold" fo:font-weight="bold" style:font-weight-asian="bold"/>
    </style:style>
    <style:style style:name="P64" style:parent-style-name="Standard" style:family="paragraph">
      <style:text-properties style:font-name="Arial Rounded MT Bold" fo:font-weight="bold" style:font-weight-asian="bold"/>
    </style:style>
    <style:style style:name="P65" style:parent-style-name="Standard" style:family="paragraph">
      <style:text-properties style:font-name="Arial Rounded MT Bold" fo:font-weight="bold" style:font-weight-asian="bold"/>
    </style:style>
    <style:style style:name="P66" style:parent-style-name="Standard" style:family="paragraph">
      <style:text-properties style:font-name="Arial Rounded MT Bold"/>
    </style:style>
    <style:style style:name="P67" style:parent-style-name="Standard" style:family="paragraph">
      <style:text-properties style:font-name="Arial Rounded MT Bold"/>
    </style:style>
    <style:style style:name="P68" style:parent-style-name="Standard" style:family="paragraph">
      <style:text-properties style:font-name="Arial Rounded MT Bold" fo:font-weight="bold" style:font-weight-asian="bold"/>
    </style:style>
    <style:style style:name="P69" style:parent-style-name="Standard" style:family="paragraph">
      <style:text-properties style:font-name="Arial Rounded MT Bold"/>
    </style:style>
    <style:style style:name="P70" style:parent-style-name="Standard" style:family="paragraph">
      <style:text-properties style:font-name="Arial Rounded MT Bold" fo:font-weight="bold" style:font-weight-asian="bold"/>
    </style:style>
    <style:style style:name="T71" style:parent-style-name="Fuentedepárrafopredeter." style:family="text">
      <style:text-properties style:font-name="Arial Rounded MT Bold"/>
    </style:style>
    <style:style style:name="T72" style:parent-style-name="Fuentedepárrafopredeter." style:family="text">
      <style:text-properties style:font-name="Arial Rounded MT Bold"/>
    </style:style>
    <style:style style:name="T73" style:parent-style-name="Fuentedepárrafopredeter." style:family="text">
      <style:text-properties style:font-name="Arial Rounded MT Bold"/>
    </style:style>
    <style:style style:name="T74" style:parent-style-name="Fuentedepárrafopredeter." style:family="text">
      <style:text-properties style:font-name="Arial Rounded MT Bold" fo:font-weight="bold" style:font-weight-asian="bold"/>
    </style:style>
    <style:style style:name="P75" style:parent-style-name="Standard" style:family="paragraph">
      <style:text-properties style:font-name="Arial Rounded MT Bold" fo:font-weight="bold" style:font-weight-asian="bold"/>
    </style:style>
    <style:style style:name="P76" style:parent-style-name="Standard" style:family="paragraph">
      <style:text-properties style:font-name="Arial Rounded MT Bold"/>
    </style:style>
    <style:style style:name="T77" style:parent-style-name="Fuentedepárrafopredeter." style:family="text">
      <style:text-properties style:font-name="Arial Rounded MT Bold"/>
    </style:style>
    <style:style style:name="T78" style:parent-style-name="Fuentedepárrafopredeter." style:family="text">
      <style:text-properties style:font-name="Arial Rounded MT Bold" fo:font-weight="bold" style:font-weight-asian="bold"/>
    </style:style>
    <style:style style:name="T79" style:parent-style-name="Fuentedepárrafopredeter." style:family="text">
      <style:text-properties style:font-name="Arial Rounded MT Bold" fo:font-weight="bold" style:font-weight-asian="bold"/>
    </style:style>
    <style:style style:name="T80" style:parent-style-name="Fuentedepárrafopredeter." style:family="text">
      <style:text-properties style:font-name="Arial Rounded MT Bold" fo:font-weight="bold" style:font-weight-asian="bold"/>
    </style:style>
    <style:style style:name="P81" style:parent-style-name="Standard" style:family="paragraph">
      <style:text-properties style:font-name="Arial Rounded MT Bold" fo:font-weight="bold" style:font-weight-asian="bold"/>
    </style:style>
    <style:style style:name="P82" style:parent-style-name="Standard" style:family="paragraph">
      <style:text-properties style:font-name="Arial Rounded MT Bold"/>
    </style:style>
    <style:style style:name="P83" style:parent-style-name="Normal" style:family="paragraph">
      <style:paragraph-properties fo:break-before="page"/>
      <style:text-properties style:font-name="Arial Rounded MT Bold" fo:font-weight="bold" style:font-weight-asian="bold" fo:hyphenate="true"/>
    </style:style>
    <style:style style:name="P84" style:parent-style-name="Standard" style:family="paragraph">
      <style:text-properties style:font-name="Arial Rounded MT Bold" fo:font-weight="bold" style:font-weight-asian="bold"/>
    </style:style>
  </office:automatic-styles>
  <office:body>
    <office:text text:use-soft-page-breaks="true">
      <text:p text:style-name="P1">Bases de Datos I</text:p>
      <text:p text:style-name="P2">01/10/2020</text:p>
      <text:p text:style-name="P3">Apuntes de la clase 01/10</text:p>
      <text:p text:style-name="P4">IS-501<text:line-break/>José Inestroza</text:p>
      <text:p text:style-name="P5"/>
      <text:p text:style-name="Normal"><text:span text:style-name="T6">Estudiar en particular:</text:span><text:span text:style-name="T7"><text:s/></text:span><text:span text:style-name="T8">Libro Principal</text:span><text:span text:style-name="T9"><text:s/></text:span><text:span text:style-name="T10">Capitulo 05 – Modelo relacional</text:span><text:span text:style-name="T11"><text:s/></text:span><text:span text:style-name="T12">en el cual se deben hacer los ejercicios y preguntas de fin de capitulo.</text:span></text:p>
      <text:p text:style-name="Normal"><text:span text:style-name="T13">Manual de referencia SQL<text:s/></text:span><text:span text:style-name="T14"></text:span><text:span text:style-name="T15"><text:s/></text:span><text:span text:style-name="T16">Lectura Capitulo 03, Capitulo 11, Capitulo 13, <text:s/>adicionalmente Capitulo 08.</text:span></text:p>
      <text:p text:style-name="P17"><text:line-break/>El propósito de conocer sobre el modelo relacional es diferenciar las herramientas que están hechas para que el profesional pueda diseñar la base de datos VS las herramientas con las que se construyen los sistemas de gestión de bases de datos. El concepto de base de datos relacional <text:s/>es que a partir de las bases de datos de los 80´s (SO de IBM o bases de datos DB2) se comenzó a aplicar el modelo relacional para que se pueda hacer que los sistemas se integren con un sistema gestor de bases de datos que es relacional, finalmente los sistemas open source como postgress o MySQL-MariaDB. La representación de un modelo relacional, existe una relación (tabla), donde existen registros (tuplas), donde esos registros tienen información relacionada que eventualmente se representa como una tabla con campos y cada uno de sus campos sus atributos y los valores de esos campos son dominios, los dominios son elementos atómicos de abstracción, ese dominio corresponde a un tipo de dato.</text:p>
      <text:p text:style-name="P18">El estado de una relación, si la relación es la definición de la tabla, el estado corresponde con el contenido de esa relación<text:s/>en ese momento dado por tuplas; los atributos que tiene cada tupla son elementos que están relacionados y por lo tanto se le da su componente relacional.</text:p>
      <text:p text:style-name="P19"/>
      <text:p text:style-name="P20">Ejercicio<text:s/>– ej_gameCatalogue.sql:</text:p>
      <text:p text:style-name="P21"><text:line-break/>En base al código realizar:</text:p>
      <text:list text:style-name="LFO6" text:continue-numbering="true">
        <text:list-item>
          <text:p text:style-name="P22">El diagrama entidad relación y el modelo entidad relación.</text:p>
        </text:list-item>
        <text:list-item>
          <text:p text:style-name="P23">Aplicar<text:s/>restricciones de integridad<text:s/>de Foreing Key basado en el ER<text:s/>en instrucciones SQL, aplicadas tanto en crear las tablas como en alterar las tablas.</text:p>
        </text:list-item>
        <text:list-item>
          <text:p text:style-name="P24">Aplicar las restricciones de integridad mediante CREATE TABLE y mediante ALTER TABLE.<text:line-break/></text:p>
        </text:list-item>
      </text:list>
      <text:p text:style-name="P25">Diferencia entre ALTER TABLE y CREATE TABLE: Puede haber una base de datos que ya contenga una restricción de estructura donde ya están asociados campos pero los campos no quedaron asociados mediante restricciones de integridad en el SQL por lo tanto se puede agregar un jugador en gamePlayer que no exista en player, el sistema de gestión de bases de datos propicia esa integridad a través de instrucciones SQL, esas instrucciones SQL se agregan en la definición de la tabla, también se pueden agregar restricciones alterando la tabla ya existente.</text:p>
      <text:p text:style-name="P26"/>
      <text:p text:style-name="P27">Para el desarrollo de la base de datos la integridad debe estar separada de la creación de las tablas, de tal manera que cuando se hagan pruebas en el sistema se puedan borrar los elementos de las tablas sin tener las alertas de las restricciones de la integridad.</text:p>
      <text:p text:style-name="Standard"><text:span text:style-name="T28">Las Restricciones de integridad:<text:s/></text:span><text:span text:style-name="T29">Tiene que prohibir que se puedan eliminar el primer registro de distintas tablas, es decir llaves foráneas que se utilizan en otras tablas</text:span><text:span text:style-name="T30">. Si la integridad no existe se producen agujeros de información en la base de datos, por lo tanto se debe tener alguna forma para restringir que información se puede eliminar o modificar haciendo uso de las restricciones de integridad.</text:span><text:span text:style-name="T31"><text:s/></text:span><text:span text:style-name="T32">La integridad de la información no se debe quebrantar eliminando datos de la base de datos.</text:span><text:span text:style-name="T33"><text:line-break/></text:span></text:p>
      <text:p text:style-name="P34">Crear base de datos</text:p>
      <text:p text:style-name="Standard"><text:span text:style-name="T35">Comando:<text:s/></text:span><text:span text:style-name="T36">$ CREATE DATABASE IF NOT EXISTS GameCatalogue;</text:span></text:p>
      <text:p text:style-name="P37"/>
      <text:p text:style-name="P38">Seleccionar la base de datos</text:p>
      <text:p text:style-name="Standard"><text:span text:style-name="T39">Comando:<text:s/></text:span><text:span text:style-name="T40">$ USE GameCatalogue;</text:span><text:span text:style-name="T41"><text:line-break/></text:span><text:span text:style-name="T42"><text:line-break/></text:span><text:span text:style-name="T43">Crear las tablas de la base</text:span><text:span text:style-name="T44"><text:line-break/>Comando:<text:s/></text:span></text:p>
      <text:p text:style-name="P45">$ CREATE TABLE IF NOT EXISTS<text:s/>Player(<text:line-break/><text:tab/>id INT AUTO_INCREMENTAL PRIMARY KEY,<text:s/></text:p>
      <text:p text:style-name="P46"><text:tab/>tex_name TEXT NOT NULL,</text:p>
      <text:p text:style-name="P47"><text:tab/>tim_creation TIMESTAMP DEFAULT NOW(),</text:p>
      <text:p text:style-name="Standard"><text:span text:style-name="T48"><text:tab/>cod_state ENUM(‘active’, ‘blocked’, ‘inactive’) DEFAULT ‘active’</text:span></text:p>
      <text:p text:style-name="P49">) CHARACTER SET utf8;</text:p>
      <text:p text:style-name="P50"/>
      <text:p text:style-name="P51">$ CREATE TABLE IF NOT EXISTS Game(<text:line-break/><text:tab/>id INT AUTO_INCREMENTAL PRIMARY KEY,<text:s/></text:p>
      <text:p text:style-name="P52"><text:tab/>Tex_name TEXT NOT NULL</text:p>
      <text:p text:style-name="P53">) CHARACTER SET utf8;</text:p>
      <text:p text:style-name="P54">Aplicar la restricción de integridad referencial en el campo de id_player y id_game, donde dichas llaves tienen que existir en<text:s/>la tabla correspondiente, dado que no se puede asociar el id de un usuario que no existe.</text:p>
      <text:p text:style-name="P55">$ CREATE TABLE IF NOT EXISTS GamePlayer(<text:line-break/><text:tab/>id INT AUTO_INCREMENTAL PRIMARY KEY,<text:s/></text:p>
      <text:p text:style-name="P56"><text:tab/>id_player INT NOT NULL,</text:p>
      <text:p text:style-name="P57">id_game INT NOT NULL,</text:p>
      <text:p text:style-name="P58">tim_lastPlayed TIMESTAMP NULL,</text:p>
      <text:p text:style-name="P59"><text:tab/>cod_state ENUM(‘on-progress’, ‘not-played’, ‘beated’) DEFAULT ‘not-played’</text:p>
      <text:p text:style-name="P60">) CHARACTER SET utf8;</text:p>
      <text:p text:style-name="P61"/>
      <text:p text:style-name="P62">Eliminar tablas</text:p>
      <text:p text:style-name="P63">DROP TABLE Player;</text:p>
      <text:p text:style-name="P64">DROP TABLE Game;</text:p>
      <text:p text:style-name="P65">DROP TABLE GamePlayer;</text:p>
      <text:p text:style-name="P66"/>
      <text:p text:style-name="P67">Eliminar base de datos</text:p>
      <text:p text:style-name="P68">DROP DATABASE GameCatalogue;</text:p>
      <text:p text:style-name="P69"/>
      <text:p text:style-name="P70">En Consola</text:p>
      <text:p text:style-name="Standard"><text:span text:style-name="T71">Para iniciar el servicio SQL y cargar el archivo</text:span><text:span text:style-name="T72"><text:s/>a la base de datos de forma local</text:span><text:span text:style-name="T73"><text:line-break/>Comando:<text:s/></text:span><text:span text:style-name="T74">$ sudo service mysql start; mysql –u admin –p &lt; ej_gameCatalogue.sql</text:span></text:p>
      <text:p text:style-name="P75"/>
      <text:p text:style-name="P76">Luego<text:s/>iniciar la base de datos</text:p>
      <text:p text:style-name="Standard"><text:span text:style-name="T77">Comando:<text:s/></text:span><text:span text:style-name="T78">$</text:span><text:span text:style-name="T79"><text:s/></text:span><text:span text:style-name="T80">mysql –u admin –p;</text:span></text:p>
      <text:p text:style-name="P81"/>
      <text:p text:style-name="P82"/>
      <text:p text:style-name="P83"/>
      <text:p text:style-name="P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Rounded MT Bold" svg:font-family="Arial Rounded MT Bold" style:font-family-generic="swiss" style:font-pitch="variable" svg:panose-1="2 15 7 4 3 5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H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Wingdings" style:font-name-asian="NSimSun" style:font-name-complex="Aria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font-name-asian="NSimSun"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NSimSu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dgar Josué Benedetto Godoy</meta:initial-creator>
    <dc:creator>Edgar Josué Benedetto Godoy</dc:creator>
    <meta:creation-date>2020-09-11T09:09:00Z</meta:creation-date>
    <dc:date>2020-10-04T22:50:00Z</dc:date>
    <meta:template xlink:href="Normal" xlink:type="simple"/>
    <meta:editing-cycles>17</meta:editing-cycles>
    <meta:editing-duration>PT94800S</meta:editing-duration>
    <meta:document-statistic meta:page-count="1" meta:paragraph-count="9" meta:word-count="713" meta:character-count="4626" meta:row-count="32" meta:non-whitespace-character-count="3922"/>
  </office:meta>
</office:document-meta>
</file>